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2" calcext:value-type="float">
            <text:p>2.00E-0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float" office:value="0.4" calcext:value-type="float">
            <text:p>4.00E-0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0.2" calcext:value-type="float">
            <text:p>2.00E-0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7000000000" calcext:value-type="float">
            <text:p>7.00E+09</text:p>
          </table:table-cell>
          <table:table-cell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formula="of:=[.B4]/(2*(1+[.B5]))" office:value-type="float" office:value="2692307692.30769" calcext:value-type="float">
            <text:p>2692307692.3076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[.B1]*[.B2]+2*[.B1]*[.B3]"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Iyy</text:p>
          </table:table-cell>
          <table:table-cell table:formula="of:=([.B1]^3*[.B2]/12+2*([.B3]*[.B1]^3/12+[.B3]*[.B1]*(([.B2]+[.B1])/2)^2))" office:value-type="float" office:value="0.000353333333333333" calcext:value-type="float">
            <text:p>0.000353333333333</text:p>
          </table:table-cell>
          <table:table-cell/>
        </table:table-row>
        <table:table-row table:style-name="ro1">
          <table:table-cell office:value-type="string" calcext:value-type="string">
            <text:p>Izz</text:p>
          </table:table-cell>
          <table:table-cell table:formula="of:=([.B2]*[.B1]^3+2*[.B1]*[.B3]^3)/12" office:value-type="float" office:value="0.0000269333333333333" calcext:value-type="float">
            <text:p>2.69333333333333E-05</text:p>
          </table:table-cell>
          <table:table-cell office:value-type="float" office:value="0.0000269333" calcext:value-type="float">
            <text:p>2.69333E-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[.B8]+[.B9]" office:value-type="float" office:value="0.000380266666666667" calcext:value-type="float">
            <text:p>0.0003802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5:32:11.702244677</meta:creation-date>
    <dc:date>2019-02-28T15:41:20.065316007</dc:date>
    <meta:editing-duration>PT9M8S</meta:editing-duration>
    <meta:editing-cycles>1</meta:editing-cycles>
    <meta:document-statistic meta:table-count="1" meta:cell-count="21" meta:object-count="0"/>
    <meta:generator>LibreOffice/6.1.4.2$Linux_X86_64 LibreOffice_project/10$Build-2</meta:generator>
  </office:meta>
</office:document-meta>
</file>